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2.47mm"/>
    </style:style>
    <style:style style:name="co3" style:family="table-column">
      <style:table-column-properties fo:break-before="auto" style:column-width="65.0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DateCell" style:family="table-cell" style:parent-style-name="Default" style:data-style-name="N37"/>
    <style:style style:name="ce2" style:family="table-cell" style:parent-style-name="Default" style:data-style-name="N37"/>
  </office:automatic-styles>
  <office:body>
    <office:spreadsheet>
      <table:table table:name="Empleado" table:style-name="ta1">
        <table:table-column table:style-name="co1" table:default-cell-style-name="Default"/>
        <table:table-column table:style-name="co1" table:default-cell-style-name="ce2"/>
        <table:table-column table:style-name="co1" table:number-columns-repeated="2" table:default-cell-style-name="Default"/>
        <table:table-row table:style-name="ro1">
          <table:table-cell office:value-type="string" calcext:value-type="string">
            <text:p>nombre</text:p>
          </table:table-cell>
          <table:table-cell table:style-name="Default" office:value-type="string" calcext:value-type="string">
            <text:p>Fnac</text:p>
          </table:table-cell>
          <table:table-cell office:value-type="string" calcext:value-type="string">
            <text:p>nacionalidad</text:p>
          </table:table-cell>
          <table:table-cell office:value-type="string" calcext:value-type="string">
            <text:p>apellido</text:p>
          </table:table-cell>
        </table:table-row>
        <table:table-row table:style-name="ro1">
          <table:table-cell office:value-type="string" calcext:value-type="string">
            <text:p>Carmen</text:p>
          </table:table-cell>
          <table:table-cell office:value-type="date" office:date-value="1982-06-29" calcext:value-type="date">
            <text:p>29/06/82</text:p>
          </table:table-cell>
          <table:table-cell office:value-type="string" calcext:value-type="string">
            <text:p>Mexico</text:p>
          </table:table-cell>
          <table:table-cell office:value-type="string" calcext:value-type="string">
            <text:p>Sarahi</text:p>
          </table:table-cell>
        </table:table-row>
        <table:table-row table:style-name="ro1">
          <table:table-cell office:value-type="string" calcext:value-type="string">
            <text:p>Kristen</text:p>
          </table:table-cell>
          <table:table-cell office:value-type="date" office:date-value="1982-07-18" calcext:value-type="date">
            <text:p>18/07/82</text:p>
          </table:table-cell>
          <table:table-cell office:value-type="string" calcext:value-type="string">
            <text:p>EEUU</text:p>
          </table:table-cell>
          <table:table-cell office:value-type="string" calcext:value-type="string">
            <text:p>Anne Bell</text:p>
          </table:table-cell>
        </table:table-row>
      </table:table>
      <table:table table:name="Pelicula" table:style-name="ta1">
        <table:table-column table:style-name="co1" table:number-columns-repeated="2" table:default-cell-style-name="Default"/>
        <table:table-column table:style-name="co1" table:default-cell-style-name="ce2"/>
        <table:table-column table:style-name="co1" table:number-columns-repeated="4" table:default-cell-style-name="Default"/>
        <table:table-column table:style-name="co2" table:default-cell-style-name="Default"/>
        <table:table-column table:style-name="co3" table:default-cell-style-name="Default"/>
        <table:table-row table:style-name="ro1">
          <table:table-cell office:value-type="string" calcext:value-type="string">
            <text:p>title</text:p>
          </table:table-cell>
          <table:table-cell office:value-type="string" calcext:value-type="string">
            <text:p>gener</text:p>
          </table:table-cell>
          <table:table-cell table:style-name="Default" office:value-type="string" calcext:value-type="string">
            <text:p>dropyear</text:p>
          </table:table-cell>
          <table:table-cell office:value-type="string" calcext:value-type="string">
            <text:p>length</text:p>
          </table:table-cell>
          <table:table-cell office:value-type="string" calcext:value-type="string">
            <text:p>sipnosis</text:p>
          </table:table-cell>
          <table:table-cell office:value-type="string" calcext:value-type="string">
            <text:p>src</text:p>
          </table:table-cell>
          <table:table-cell office:value-type="string" calcext:value-type="string">
            <text:p>pais</text:p>
          </table:table-cell>
          <table:table-cell office:value-type="string" calcext:value-type="string">
            <text:p>musica</text:p>
          </table:table-cell>
          <table:table-cell office:value-type="string" calcext:value-type="string">
            <text:p>productora</text:p>
          </table:table-cell>
        </table:table-row>
        <table:table-row table:style-name="ro1">
          <table:table-cell office:value-type="string" calcext:value-type="string">
            <text:p>Frozen II</text:p>
          </table:table-cell>
          <table:table-cell office:value-type="string" calcext:value-type="string">
            <text:p>animacion</text:p>
          </table:table-cell>
          <table:table-cell office:value-type="date" office:date-value="2019-08-21" calcext:value-type="date">
            <text:p>21/08/19</text:p>
          </table:table-cell>
          <table:table-cell office:value-type="float" office:value="103" calcext:value-type="float">
            <text:p>103</text:p>
          </table:table-cell>
          <table:table-cell office:value-type="string" calcext:value-type="string">
            <text:p>La reina Elsa, su hermana Anna, Kristoff, Olaf y Sven se embarcan en un nuevo viaje en lo profundo del bosque, más allá de su tierra natal de Arendelle, para descubrir la verdad sobre un antiguo misterio de su reino. Su objetivo principal es descubrir por qué Elsa oye voces procedentes del Bosque encantado, donde desde hace tiempo nadie puede entrar ni salir. De no lograrlo su reino estaría en peligro.</text:p>
          </table:table-cell>
          <table:table-cell office:value-type="string" calcext:value-type="string">
            <text:p>img/frozen.jpg</text:p>
          </table:table-cell>
          <table:table-cell office:value-type="string" calcext:value-type="string">
            <text:p>EEUU</text:p>
          </table:table-cell>
          <table:table-cell office:value-type="string" calcext:value-type="string">
            <text:p><text:tab/><text:line-break/>Kristen Anderson-Lopez</text:p>
          </table:table-cell>
          <table:table-cell office:value-type="string" calcext:value-type="string">
            <text:p>Walt Disney Pictures</text:p>
          </table:table-cell>
        </table:table-row>
        <table:table-row table:style-name="ro1">
          <table:table-cell office:value-type="string" calcext:value-type="string">
            <text:p>Frozen II</text:p>
          </table:table-cell>
          <table:table-cell office:value-type="string" calcext:value-type="string">
            <text:p>fantasia</text:p>
          </table:table-cell>
          <table:table-cell office:value-type="date" office:date-value="2019-08-21" calcext:value-type="date">
            <text:p>21/08/19</text:p>
          </table:table-cell>
          <table:table-cell office:value-type="float" office:value="103" calcext:value-type="float">
            <text:p>103</text:p>
          </table:table-cell>
          <table:table-cell office:value-type="string" calcext:value-type="string">
            <text:p>La reina Elsa, su hermana Anna, Kristoff, Olaf y Sven se embarcan en un nuevo viaje en lo profundo del bosque, más allá de su tierra natal de Arendelle, para descubrir la verdad sobre un antiguo misterio de su reino. Su objetivo principal es descubrir por qué Elsa oye voces procedentes del Bosque encantado, donde desde hace tiempo nadie puede entrar ni salir. De no lograrlo su reino estaría en peligro.</text:p>
          </table:table-cell>
          <table:table-cell office:value-type="string" calcext:value-type="string">
            <text:p>img/frozen.jpg</text:p>
          </table:table-cell>
          <table:table-cell office:value-type="string" calcext:value-type="string">
            <text:p>EEUU</text:p>
          </table:table-cell>
          <table:table-cell office:value-type="string" calcext:value-type="string">
            <text:p><text:tab/><text:line-break/>Kristen Anderson-Lopez</text:p>
          </table:table-cell>
          <table:table-cell office:value-type="string" calcext:value-type="string">
            <text:p>Walt Disney Pictures</text:p>
          </table:table-cell>
        </table:table-row>
        <table:table-row table:style-name="ro1">
          <table:table-cell office:value-type="string" calcext:value-type="string">
            <text:p>Frozen II</text:p>
          </table:table-cell>
          <table:table-cell office:value-type="string" calcext:value-type="string">
            <text:p>musical</text:p>
          </table:table-cell>
          <table:table-cell office:value-type="date" office:date-value="2019-08-21" calcext:value-type="date">
            <text:p>21/08/19</text:p>
          </table:table-cell>
          <table:table-cell office:value-type="float" office:value="103" calcext:value-type="float">
            <text:p>103</text:p>
          </table:table-cell>
          <table:table-cell office:value-type="string" calcext:value-type="string">
            <text:p>La reina Elsa, su hermana Anna, Kristoff, Olaf y Sven se embarcan en un nuevo viaje en lo profundo del bosque, más allá de su tierra natal de Arendelle, para descubrir la verdad sobre un antiguo misterio de su reino. Su objetivo principal es descubrir por qué Elsa oye voces procedentes del Bosque encantado, donde desde hace tiempo nadie puede entrar ni salir. De no lograrlo su reino estaría en peligro.</text:p>
          </table:table-cell>
          <table:table-cell office:value-type="string" calcext:value-type="string">
            <text:p>img/frozen.jpg</text:p>
          </table:table-cell>
          <table:table-cell office:value-type="string" calcext:value-type="string">
            <text:p>EEUU</text:p>
          </table:table-cell>
          <table:table-cell office:value-type="string" calcext:value-type="string">
            <text:p><text:tab/><text:line-break/>Kristen Anderson-Lopez</text:p>
          </table:table-cell>
          <table:table-cell office:value-type="string" calcext:value-type="string">
            <text:p>Walt Disney Pictures</text:p>
          </table:table-cell>
        </table:table-row>
        <table:table-row table:style-name="ro1">
          <table:table-cell office:value-type="string" calcext:value-type="string">
            <text:p>Joker</text:p>
          </table:table-cell>
          <table:table-cell office:value-type="string" calcext:value-type="string">
            <text:p>Crimen</text:p>
          </table:table-cell>
          <table:table-cell office:value-type="date" office:date-value="2019-08-31" calcext:value-type="date">
            <text:p>31/08/19</text:p>
          </table:table-cell>
          <table:table-cell office:value-type="float" office:value="122" calcext:value-type="float">
            <text:p>122</text:p>
          </table:table-cell>
          <table:table-cell office:value-type="string" calcext:value-type="string">
            <text:p>En 1981, Arthur Fleck (Joaquin Phoenix) trabaja como payaso a sueldo y vive con su madre enferma, Penny (Frances Conroy), en Gotham City. La ciudad se derrumba bajo el desempleo, el crimen y la ruina financiera, dejando segmentos de la población privados de sus derechos y empobrecidos. Arthur sufre de un trastorno neurológico que lo hace reír en momentos inapropiados, y visita regularmente a una trabajadora de los servicios sociales para obtener su medicación. Después de que un grupo de jóvenes de la calle lo atacaran en un callejón, el compañero de trabajo de Arthur, Randall (Glenn Fleshler), le presta un arma para protegerse. Arthur también conoce a Sophie (Zazie Beetz), una madre soltera que vive en un apartamento vecino, y la invita a su rutina de comedia.</text:p>
          </table:table-cell>
          <table:table-cell office:value-type="string" calcext:value-type="string">
            <text:p>img/joker.jpg</text:p>
          </table:table-cell>
          <table:table-cell office:value-type="string" calcext:value-type="string">
            <text:p>EEUU</text:p>
          </table:table-cell>
          <table:table-cell office:value-type="string" calcext:value-type="string">
            <text:p>Hildur Guðnadóttir</text:p>
          </table:table-cell>
          <table:table-cell office:value-type="string" calcext:value-type="string">
            <text:p>DC Films</text:p>
          </table:table-cell>
        </table:table-row>
        <table:table-row table:style-name="ro1">
          <table:table-cell office:value-type="string" calcext:value-type="string">
            <text:p>Joker</text:p>
          </table:table-cell>
          <table:table-cell office:value-type="string" calcext:value-type="string">
            <text:p>Drama</text:p>
          </table:table-cell>
          <table:table-cell office:value-type="date" office:date-value="2019-08-31" calcext:value-type="date">
            <text:p>31/08/19</text:p>
          </table:table-cell>
          <table:table-cell office:value-type="float" office:value="122" calcext:value-type="float">
            <text:p>122</text:p>
          </table:table-cell>
          <table:table-cell office:value-type="string" calcext:value-type="string">
            <text:p>En 1981, Arthur Fleck (Joaquin Phoenix) trabaja como payaso a sueldo y vive con su madre enferma, Penny (Frances Conroy), en Gotham City. La ciudad se derrumba bajo el desempleo, el crimen y la ruina financiera, dejando segmentos de la población privados de sus derechos y empobrecidos. Arthur sufre de un trastorno neurológico que lo hace reír en momentos inapropiados, y visita regularmente a una trabajadora de los servicios sociales para obtener su medicación. Después de que un grupo de jóvenes de la calle lo atacaran en un callejón, el compañero de trabajo de Arthur, Randall (Glenn Fleshler), le presta un arma para protegerse. Arthur también conoce a Sophie (Zazie Beetz), una madre soltera que vive en un apartamento vecino, y la invita a su rutina de comedia.</text:p>
          </table:table-cell>
          <table:table-cell office:value-type="string" calcext:value-type="string">
            <text:p>img/joker.jpg</text:p>
          </table:table-cell>
          <table:table-cell office:value-type="string" calcext:value-type="string">
            <text:p>EEUU</text:p>
          </table:table-cell>
          <table:table-cell office:value-type="string" calcext:value-type="string">
            <text:p>Hildur Guðnadóttir</text:p>
          </table:table-cell>
          <table:table-cell office:value-type="string" calcext:value-type="string">
            <text:p>DC Films</text:p>
          </table:table-cell>
        </table:table-row>
        <table:table-row table:style-name="ro1">
          <table:table-cell office:value-type="string" calcext:value-type="string">
            <text:p>Joker</text:p>
          </table:table-cell>
          <table:table-cell office:value-type="string" calcext:value-type="string">
            <text:p>Suspenso</text:p>
          </table:table-cell>
          <table:table-cell office:value-type="date" office:date-value="2019-08-31" calcext:value-type="date">
            <text:p>31/08/19</text:p>
          </table:table-cell>
          <table:table-cell office:value-type="float" office:value="122" calcext:value-type="float">
            <text:p>122</text:p>
          </table:table-cell>
          <table:table-cell office:value-type="string" calcext:value-type="string">
            <text:p>En 1981, Arthur Fleck (Joaquin Phoenix) trabaja como payaso a sueldo y vive con su madre enferma, Penny (Frances Conroy), en Gotham City. La ciudad se derrumba bajo el desempleo, el crimen y la ruina financiera, dejando segmentos de la población privados de sus derechos y empobrecidos. Arthur sufre de un trastorno neurológico que lo hace reír en momentos inapropiados, y visita regularmente a una trabajadora de los servicios sociales para obtener su medicación. Después de que un grupo de jóvenes de la calle lo atacaran en un callejón, el compañero de trabajo de Arthur, Randall (Glenn Fleshler), le presta un arma para protegerse. Arthur también conoce a Sophie (Zazie Beetz), una madre soltera que vive en un apartamento vecino, y la invita a su rutina de comedia.</text:p>
          </table:table-cell>
          <table:table-cell office:value-type="string" calcext:value-type="string">
            <text:p>img/joker.jpg</text:p>
          </table:table-cell>
          <table:table-cell office:value-type="string" calcext:value-type="string">
            <text:p>EEUU</text:p>
          </table:table-cell>
          <table:table-cell office:value-type="string" calcext:value-type="string">
            <text:p>Hildur Guðnadóttir</text:p>
          </table:table-cell>
          <table:table-cell office:value-type="string" calcext:value-type="string">
            <text:p>DC Films</text:p>
          </table:table-cell>
        </table:table-row>
        <table:table-row table:style-name="ro1">
          <table:table-cell office:value-type="string" calcext:value-type="string">
            <text:p>Knives Out</text:p>
          </table:table-cell>
          <table:table-cell office:value-type="string" calcext:value-type="string">
            <text:p>Comedia</text:p>
          </table:table-cell>
          <table:table-cell office:value-type="date" office:date-value="2019-11-27" calcext:value-type="date">
            <text:p>27/11/19</text:p>
          </table:table-cell>
          <table:table-cell office:value-type="float" office:value="130" calcext:value-type="float">
            <text:p>130</text:p>
          </table:table-cell>
          <table:table-cell office:value-type="string" calcext:value-type="string">
            <text:p>El rico novelista del crimen Harlan Thrombey invita a su familia a su mansión para su fiesta de cumpleaños número 85. A la mañana siguiente, el ama de llaves de Harlan, Fran, lo encuentra muerto, aparentemente habiéndose cortado la garganta. Un personaje anónimo contrata al detective privado Benoit Blanc para investigar el caso. Blanc se entera de que Harlan había enajenado a muchos de la familia: había amenazado con exponer a su yerno Richard por tener una aventura; recortó la asignación de su nuera Joni por robar dinero destinado a la matrícula de su nieta; despidió a su hijo menor, Walt, de su editorial; y retiró a su perezoso nieto Ransom de su testamento.</text:p>
          </table:table-cell>
          <table:table-cell office:value-type="string" calcext:value-type="string">
            <text:p>img/proximos/knives.jpg</text:p>
          </table:table-cell>
          <table:table-cell office:value-type="string" calcext:value-type="string">
            <text:p>EEUU</text:p>
          </table:table-cell>
          <table:table-cell office:value-type="string" calcext:value-type="string">
            <text:p>Thomas Newman</text:p>
          </table:table-cell>
          <table:table-cell office:value-type="string" calcext:value-type="string">
            <text:p>FilmNation Entertainment</text:p>
          </table:table-cell>
        </table:table-row>
        <table:table-row table:style-name="ro1">
          <table:table-cell office:value-type="string" calcext:value-type="string">
            <text:p>Knives Out</text:p>
          </table:table-cell>
          <table:table-cell office:value-type="string" calcext:value-type="string">
            <text:p>Crimen</text:p>
          </table:table-cell>
          <table:table-cell office:value-type="date" office:date-value="2019-11-27" calcext:value-type="date">
            <text:p>27/11/19</text:p>
          </table:table-cell>
          <table:table-cell office:value-type="float" office:value="130" calcext:value-type="float">
            <text:p>130</text:p>
          </table:table-cell>
          <table:table-cell office:value-type="string" calcext:value-type="string">
            <text:p>El rico novelista del crimen Harlan Thrombey invita a su familia a su mansión para su fiesta de cumpleaños número 85. A la mañana siguiente, el ama de llaves de Harlan, Fran, lo encuentra muerto, aparentemente habiéndose cortado la garganta. Un personaje anónimo contrata al detective privado Benoit Blanc para investigar el caso. Blanc se entera de que Harlan había enajenado a muchos de la familia: había amenazado con exponer a su yerno Richard por tener una aventura; recortó la asignación de su nuera Joni por robar dinero destinado a la matrícula de su nieta; despidió a su hijo menor, Walt, de su editorial; y retiró a su perezoso nieto Ransom de su testamento.</text:p>
          </table:table-cell>
          <table:table-cell office:value-type="string" calcext:value-type="string">
            <text:p>img/proximos/knives.jpg</text:p>
          </table:table-cell>
          <table:table-cell office:value-type="string" calcext:value-type="string">
            <text:p>EEUU</text:p>
          </table:table-cell>
          <table:table-cell office:value-type="string" calcext:value-type="string">
            <text:p>Thomas Newman</text:p>
          </table:table-cell>
          <table:table-cell office:value-type="string" calcext:value-type="string">
            <text:p>FilmNation Entertainment</text:p>
          </table:table-cell>
        </table:table-row>
        <table:table-row table:style-name="ro1">
          <table:table-cell office:value-type="string" calcext:value-type="string">
            <text:p>Knives Out</text:p>
          </table:table-cell>
          <table:table-cell office:value-type="string" calcext:value-type="string">
            <text:p>Drama</text:p>
          </table:table-cell>
          <table:table-cell office:value-type="date" office:date-value="2019-11-27" calcext:value-type="date">
            <text:p>27/11/19</text:p>
          </table:table-cell>
          <table:table-cell office:value-type="float" office:value="130" calcext:value-type="float">
            <text:p>130</text:p>
          </table:table-cell>
          <table:table-cell office:value-type="string" calcext:value-type="string">
            <text:p>El rico novelista del crimen Harlan Thrombey invita a su familia a su mansión para su fiesta de cumpleaños número 85. A la mañana siguiente, el ama de llaves de Harlan, Fran, lo encuentra muerto, aparentemente habiéndose cortado la garganta. Un personaje anónimo contrata al detective privado Benoit Blanc para investigar el caso. Blanc se entera de que Harlan había enajenado a muchos de la familia: había amenazado con exponer a su yerno Richard por tener una aventura; recortó la asignación de su nuera Joni por robar dinero destinado a la matrícula de su nieta; despidió a su hijo menor, Walt, de su editorial; y retiró a su perezoso nieto Ransom de su testamento.</text:p>
          </table:table-cell>
          <table:table-cell office:value-type="string" calcext:value-type="string">
            <text:p>img/proximos/knives.jpg</text:p>
          </table:table-cell>
          <table:table-cell office:value-type="string" calcext:value-type="string">
            <text:p>EEUU</text:p>
          </table:table-cell>
          <table:table-cell office:value-type="string" calcext:value-type="string">
            <text:p>Thomas Newman</text:p>
          </table:table-cell>
          <table:table-cell office:value-type="string" calcext:value-type="string">
            <text:p>FilmNation Entertainment</text:p>
          </table:table-cell>
        </table:table-row>
        <table:table-row table:style-name="ro1">
          <table:table-cell office:value-type="string" calcext:value-type="string">
            <text:p>Knives Out</text:p>
          </table:table-cell>
          <table:table-cell office:value-type="string" calcext:value-type="string">
            <text:p>Misterio</text:p>
          </table:table-cell>
          <table:table-cell office:value-type="date" office:date-value="2019-11-27" calcext:value-type="date">
            <text:p>27/11/19</text:p>
          </table:table-cell>
          <table:table-cell office:value-type="float" office:value="130" calcext:value-type="float">
            <text:p>130</text:p>
          </table:table-cell>
          <table:table-cell office:value-type="string" calcext:value-type="string">
            <text:p>El rico novelista del crimen Harlan Thrombey invita a su familia a su mansión para su fiesta de cumpleaños número 85. A la mañana siguiente, el ama de llaves de Harlan, Fran, lo encuentra muerto, aparentemente habiéndose cortado la garganta. Un personaje anónimo contrata al detective privado Benoit Blanc para investigar el caso. Blanc se entera de que Harlan había enajenado a muchos de la familia: había amenazado con exponer a su yerno Richard por tener una aventura; recortó la asignación de su nuera Joni por robar dinero destinado a la matrícula de su nieta; despidió a su hijo menor, Walt, de su editorial; y retiró a su perezoso nieto Ransom de su testamento.</text:p>
          </table:table-cell>
          <table:table-cell office:value-type="string" calcext:value-type="string">
            <text:p>img/proximos/knives.jpg</text:p>
          </table:table-cell>
          <table:table-cell office:value-type="string" calcext:value-type="string">
            <text:p>EEUU</text:p>
          </table:table-cell>
          <table:table-cell office:value-type="string" calcext:value-type="string">
            <text:p>Thomas Newman</text:p>
          </table:table-cell>
          <table:table-cell office:value-type="string" calcext:value-type="string">
            <text:p>FilmNation Entertainment</text:p>
          </table:table-cell>
        </table:table-row>
        <table:table-row table:style-name="ro1">
          <table:table-cell office:value-type="string" calcext:value-type="string">
            <text:p>Knives Out</text:p>
          </table:table-cell>
          <table:table-cell office:value-type="string" calcext:value-type="string">
            <text:p>Suspenso</text:p>
          </table:table-cell>
          <table:table-cell office:value-type="date" office:date-value="2019-11-27" calcext:value-type="date">
            <text:p>27/11/19</text:p>
          </table:table-cell>
          <table:table-cell office:value-type="float" office:value="130" calcext:value-type="float">
            <text:p>130</text:p>
          </table:table-cell>
          <table:table-cell office:value-type="string" calcext:value-type="string">
            <text:p>El rico novelista del crimen Harlan Thrombey invita a su familia a su mansión para su fiesta de cumpleaños número 85. A la mañana siguiente, el ama de llaves de Harlan, Fran, lo encuentra muerto, aparentemente habiéndose cortado la garganta. Un personaje anónimo contrata al detective privado Benoit Blanc para investigar el caso. Blanc se entera de que Harlan había enajenado a muchos de la familia: había amenazado con exponer a su yerno Richard por tener una aventura; recortó la asignación de su nuera Joni por robar dinero destinado a la matrícula de su nieta; despidió a su hijo menor, Walt, de su editorial; y retiró a su perezoso nieto Ransom de su testamento.</text:p>
          </table:table-cell>
          <table:table-cell office:value-type="string" calcext:value-type="string">
            <text:p>img/proximos/knives.jpg</text:p>
          </table:table-cell>
          <table:table-cell office:value-type="string" calcext:value-type="string">
            <text:p>EEUU</text:p>
          </table:table-cell>
          <table:table-cell office:value-type="string" calcext:value-type="string">
            <text:p>Thomas Newman</text:p>
          </table:table-cell>
          <table:table-cell office:value-type="string" calcext:value-type="string">
            <text:p>FilmNation Entertainment</text:p>
          </table:table-cell>
        </table:table-row>
        <table:table-row table:style-name="ro1">
          <table:table-cell office:value-type="string" calcext:value-type="string">
            <text:p>La familia Addams</text:p>
          </table:table-cell>
          <table:table-cell office:value-type="string" calcext:value-type="string">
            <text:p>Comedia</text:p>
          </table:table-cell>
          <table:table-cell office:value-type="date" office:date-value="2019-08-11" calcext:value-type="date">
            <text:p>11/08/19</text:p>
          </table:table-cell>
          <table:table-cell office:value-type="float" office:value="105" calcext:value-type="float">
            <text:p>105</text:p>
          </table:table-cell>
          <table:table-cell office:value-type="string" calcext:value-type="string">
            <text:p>The Addams Family (La familia Addams en España y Los locos Addams en Hispanoamérica) es una película estadounidense de comedia animada por computadora basada en los cómics de The Addams Family de Charles Addams. La película es dirigida por Conrad Vernon y Greg Tiernan, y cuenta con las voces de Oscar Isaac, Charlize Theron, Chloë Grace Moretz, Finn Wolfhard, Nick Kroll, Bette Midler, Aimee Garcia, Elsie Fisher, Chelsea Frei, Allison Janney y Haley Tju. Fue estrenada el 11 de octubre de 2019 por United Artists en Estados Unidos y por Universal Pictures internacionalmente.</text:p>
          </table:table-cell>
          <table:table-cell office:value-type="string" calcext:value-type="string">
            <text:p>img/addams.jpg</text:p>
          </table:table-cell>
          <table:table-cell office:value-type="string" calcext:value-type="string">
            <text:p>EEUU</text:p>
          </table:table-cell>
          <table:table-cell office:value-type="string" calcext:value-type="string">
            <text:p>Mychael Danna</text:p>
          </table:table-cell>
          <table:table-cell office:value-type="string" calcext:value-type="string">
            <text:p>Compañías<text:line-break/>Productora<text:tab/>Metro-Goldwyn-Mayer</text:p>
          </table:table-cell>
        </table:table-row>
        <table:table-row table:style-name="ro1">
          <table:table-cell office:value-type="string" calcext:value-type="string">
            <text:p>La familia Addams</text:p>
          </table:table-cell>
          <table:table-cell office:value-type="string" calcext:value-type="string">
            <text:p>Familiar</text:p>
          </table:table-cell>
          <table:table-cell office:value-type="date" office:date-value="2019-08-11" calcext:value-type="date">
            <text:p>11/08/19</text:p>
          </table:table-cell>
          <table:table-cell office:value-type="float" office:value="105" calcext:value-type="float">
            <text:p>105</text:p>
          </table:table-cell>
          <table:table-cell office:value-type="string" calcext:value-type="string">
            <text:p>The Addams Family (La familia Addams en España y Los locos Addams en Hispanoamérica) es una película estadounidense de comedia animada por computadora basada en los cómics de The Addams Family de Charles Addams. La película es dirigida por Conrad Vernon y Greg Tiernan, y cuenta con las voces de Oscar Isaac, Charlize Theron, Chloë Grace Moretz, Finn Wolfhard, Nick Kroll, Bette Midler, Aimee Garcia, Elsie Fisher, Chelsea Frei, Allison Janney y Haley Tju. Fue estrenada el 11 de octubre de 2019 por United Artists en Estados Unidos y por Universal Pictures internacionalmente.</text:p>
          </table:table-cell>
          <table:table-cell office:value-type="string" calcext:value-type="string">
            <text:p>img/addams.jpg</text:p>
          </table:table-cell>
          <table:table-cell office:value-type="string" calcext:value-type="string">
            <text:p>EEUU</text:p>
          </table:table-cell>
          <table:table-cell office:value-type="string" calcext:value-type="string">
            <text:p>Mychael Danna</text:p>
          </table:table-cell>
          <table:table-cell office:value-type="string" calcext:value-type="string">
            <text:p>Compañías<text:line-break/>Productora<text:tab/>Metro-Goldwyn-Mayer</text:p>
          </table:table-cell>
        </table:table-row>
        <table:table-row table:style-name="ro1">
          <table:table-cell office:value-type="string" calcext:value-type="string">
            <text:p>La familia Addams</text:p>
          </table:table-cell>
          <table:table-cell office:value-type="string" calcext:value-type="string">
            <text:p>Terror</text:p>
          </table:table-cell>
          <table:table-cell office:value-type="date" office:date-value="2019-08-11" calcext:value-type="date">
            <text:p>11/08/19</text:p>
          </table:table-cell>
          <table:table-cell office:value-type="float" office:value="105" calcext:value-type="float">
            <text:p>105</text:p>
          </table:table-cell>
          <table:table-cell office:value-type="string" calcext:value-type="string">
            <text:p>The Addams Family (La familia Addams en España y Los locos Addams en Hispanoamérica) es una película estadounidense de comedia animada por computadora basada en los cómics de The Addams Family de Charles Addams. La película es dirigida por Conrad Vernon y Greg Tiernan, y cuenta con las voces de Oscar Isaac, Charlize Theron, Chloë Grace Moretz, Finn Wolfhard, Nick Kroll, Bette Midler, Aimee Garcia, Elsie Fisher, Chelsea Frei, Allison Janney y Haley Tju. Fue estrenada el 11 de octubre de 2019 por United Artists en Estados Unidos y por Universal Pictures internacionalmente.</text:p>
          </table:table-cell>
          <table:table-cell office:value-type="string" calcext:value-type="string">
            <text:p>img/addams.jpg</text:p>
          </table:table-cell>
          <table:table-cell office:value-type="string" calcext:value-type="string">
            <text:p>EEUU</text:p>
          </table:table-cell>
          <table:table-cell office:value-type="string" calcext:value-type="string">
            <text:p>Mychael Danna</text:p>
          </table:table-cell>
          <table:table-cell office:value-type="string" calcext:value-type="string">
            <text:p>Compañías<text:line-break/>Productora<text:tab/>Metro-Goldwyn-Mayer</text:p>
          </table:table-cell>
        </table:table-row>
        <table:table-row table:style-name="ro1">
          <table:table-cell office:value-type="string" calcext:value-type="string">
            <text:p>Terminator: Dark Fate</text:p>
          </table:table-cell>
          <table:table-cell office:value-type="string" calcext:value-type="string">
            <text:p>Acción</text:p>
          </table:table-cell>
          <table:table-cell office:value-type="date" office:date-value="2019-08-31" calcext:value-type="date">
            <text:p>31/08/19</text:p>
          </table:table-cell>
          <table:table-cell office:value-type="float" office:value="128" calcext:value-type="float">
            <text:p>128</text:p>
          </table:table-cell>
          <table:table-cell office:value-type="string" calcext:value-type="string">
            <text:p>En 1998, tres años después de anular la amenaza de Skynet, Sarah y John Connor viven una vida tranquila después de eliminar a varios Terminators que Skynet había enviado a través del tiempo antes de ser borrada de la existencia. Sin saberlo, un Terminator T-800 los localiza en Livingston, Guatemala, atacándolos sorpresivamente en un restaurante en la playa y asesina brutalmente a John Connor antes de desaparecer, dejando a Sarah totalmente devastada.</text:p>
          </table:table-cell>
          <table:table-cell office:value-type="string" calcext:value-type="string">
            <text:p>img/terminator.jpg</text:p>
          </table:table-cell>
          <table:table-cell office:value-type="string" calcext:value-type="string">
            <text:p>EEUU</text:p>
          </table:table-cell>
          <table:table-cell office:value-type="string" calcext:value-type="string">
            <text:p>Junkie XL</text:p>
          </table:table-cell>
          <table:table-cell office:value-type="string" calcext:value-type="string">
            <text:p>Paramount Pictures</text:p>
          </table:table-cell>
        </table:table-row>
        <table:table-row table:style-name="ro1">
          <table:table-cell office:value-type="string" calcext:value-type="string">
            <text:p>Terminator: Dark Fate</text:p>
          </table:table-cell>
          <table:table-cell office:value-type="string" calcext:value-type="string">
            <text:p>C. ficción</text:p>
          </table:table-cell>
          <table:table-cell office:value-type="date" office:date-value="2019-08-31" calcext:value-type="date">
            <text:p>31/08/19</text:p>
          </table:table-cell>
          <table:table-cell office:value-type="float" office:value="128" calcext:value-type="float">
            <text:p>128</text:p>
          </table:table-cell>
          <table:table-cell office:value-type="string" calcext:value-type="string">
            <text:p>En 1998, tres años después de anular la amenaza de Skynet, Sarah y John Connor viven una vida tranquila después de eliminar a varios Terminators que Skynet había enviado a través del tiempo antes de ser borrada de la existencia. Sin saberlo, un Terminator T-800 los localiza en Livingston, Guatemala, atacándolos sorpresivamente en un restaurante en la playa y asesina brutalmente a John Connor antes de desaparecer, dejando a Sarah totalmente devastada.</text:p>
          </table:table-cell>
          <table:table-cell office:value-type="string" calcext:value-type="string">
            <text:p>img/terminator.jpg</text:p>
          </table:table-cell>
          <table:table-cell office:value-type="string" calcext:value-type="string">
            <text:p>EEUU</text:p>
          </table:table-cell>
          <table:table-cell office:value-type="string" calcext:value-type="string">
            <text:p>Junkie XL</text:p>
          </table:table-cell>
          <table:table-cell office:value-type="string" calcext:value-type="string">
            <text:p>Paramount Pictures</text:p>
          </table:table-cell>
        </table:table-row>
      </table:table>
      <table:table table:name="Pelicula_usuario" table:style-name="ta1">
        <table:table-column table:style-name="co1" table:number-columns-repeated="4" table:default-cell-style-name="Default"/>
        <table:table-row table:style-name="ro1">
          <table:table-cell office:value-type="string" calcext:value-type="string">
            <text:p>title</text:p>
          </table:table-cell>
          <table:table-cell office:value-type="string" calcext:value-type="string">
            <text:p>dropYear</text:p>
          </table:table-cell>
          <table:table-cell office:value-type="string" calcext:value-type="string">
            <text:p>user</text:p>
          </table:table-cell>
          <table:table-cell office:value-type="string" calcext:value-type="string">
            <text:p>gener</text:p>
          </table:table-cell>
        </table:table-row>
        <table:table-row table:style-name="ro1">
          <table:table-cell office:value-type="string" calcext:value-type="string">
            <text:p>Frozen II</text:p>
          </table:table-cell>
          <table:table-cell table:style-name="ce2" office:value-type="date" office:date-value="2019-08-21" calcext:value-type="date">
            <text:p>21/08/19</text:p>
          </table:table-cell>
          <table:table-cell office:value-type="string" calcext:value-type="string">
            <text:p>PMC</text:p>
          </table:table-cell>
          <table:table-cell office:value-type="string" calcext:value-type="string">
            <text:p>fantasia</text:p>
          </table:table-cell>
        </table:table-row>
      </table:table>
      <table:table table:name="trabaja" table:style-name="ta1">
        <table:table-column table:style-name="co1" table:default-cell-style-name="Default"/>
        <table:table-column table:style-name="co1" table:default-cell-style-name="ce2"/>
        <table:table-column table:style-name="co1" table:number-columns-repeated="4" table:default-cell-style-name="Default"/>
        <table:table-column table:style-name="co1" table:default-cell-style-name="ce2"/>
        <table:table-column table:style-name="co1" table:number-columns-repeated="2" table:default-cell-style-name="Default"/>
        <table:table-row table:style-name="ro1">
          <table:table-cell office:value-type="string" calcext:value-type="string">
            <text:p>title_film</text:p>
          </table:table-cell>
          <table:table-cell table:style-name="Default" office:value-type="string" calcext:value-type="string">
            <text:p>dropyear</text:p>
          </table:table-cell>
          <table:table-cell office:value-type="string" calcext:value-type="string">
            <text:p>frases</text:p>
          </table:table-cell>
          <table:table-cell office:value-type="string" calcext:value-type="string">
            <text:p>rol</text:p>
          </table:table-cell>
          <table:table-cell office:value-type="string" calcext:value-type="string">
            <text:p>papel</text:p>
          </table:table-cell>
          <table:table-cell office:value-type="string" calcext:value-type="string">
            <text:p>nombre</text:p>
          </table:table-cell>
          <table:table-cell table:style-name="Default" office:value-type="string" calcext:value-type="string">
            <text:p>Fnac</text:p>
          </table:table-cell>
          <table:table-cell office:value-type="string" calcext:value-type="string">
            <text:p>gener</text:p>
          </table:table-cell>
          <table:table-cell office:value-type="string" calcext:value-type="string">
            <text:p>apellido_empleado</text:p>
          </table:table-cell>
        </table:table-row>
        <table:table-row table:style-name="ro1">
          <table:table-cell office:value-type="string" calcext:value-type="string">
            <text:p>Frozen II</text:p>
          </table:table-cell>
          <table:table-cell office:value-type="date" office:date-value="2019-08-21" calcext:value-type="date">
            <text:p>21/08/19</text:p>
          </table:table-cell>
          <table:table-cell table:number-columns-repeated="3" office:value-type="string" calcext:value-type="string">
            <text:p>NULL</text:p>
          </table:table-cell>
          <table:table-cell office:value-type="string" calcext:value-type="string">
            <text:p>nulo</text:p>
          </table:table-cell>
          <table:table-cell office:value-type="date" office:date-value="2020-01-01" calcext:value-type="date">
            <text:p>01/01/20</text:p>
          </table:table-cell>
          <table:table-cell office:value-type="string" calcext:value-type="string">
            <text:p>animacion</text:p>
          </table:table-cell>
          <table:table-cell office:value-type="string" calcext:value-type="string">
            <text:p>nulo</text:p>
          </table:table-cell>
        </table:table-row>
        <table:table-row table:style-name="ro1">
          <table:table-cell office:value-type="string" calcext:value-type="string">
            <text:p>Frozen II</text:p>
          </table:table-cell>
          <table:table-cell office:value-type="date" office:date-value="2019-08-21" calcext:value-type="date">
            <text:p>21/08/19</text:p>
          </table:table-cell>
          <table:table-cell table:number-columns-repeated="3" office:value-type="string" calcext:value-type="string">
            <text:p>NULL</text:p>
          </table:table-cell>
          <table:table-cell office:value-type="string" calcext:value-type="string">
            <text:p>nulo</text:p>
          </table:table-cell>
          <table:table-cell office:value-type="date" office:date-value="2020-01-01" calcext:value-type="date">
            <text:p>01/01/20</text:p>
          </table:table-cell>
          <table:table-cell office:value-type="string" calcext:value-type="string">
            <text:p>fantasia</text:p>
          </table:table-cell>
          <table:table-cell office:value-type="string" calcext:value-type="string">
            <text:p>nulo</text:p>
          </table:table-cell>
        </table:table-row>
        <table:table-row table:style-name="ro1">
          <table:table-cell office:value-type="string" calcext:value-type="string">
            <text:p>Frozen II</text:p>
          </table:table-cell>
          <table:table-cell office:value-type="date" office:date-value="2019-08-21" calcext:value-type="date">
            <text:p>21/08/19</text:p>
          </table:table-cell>
          <table:table-cell table:number-columns-repeated="3" office:value-type="string" calcext:value-type="string">
            <text:p>NULL</text:p>
          </table:table-cell>
          <table:table-cell office:value-type="string" calcext:value-type="string">
            <text:p>nulo</text:p>
          </table:table-cell>
          <table:table-cell office:value-type="date" office:date-value="2020-01-01" calcext:value-type="date">
            <text:p>01/01/20</text:p>
          </table:table-cell>
          <table:table-cell office:value-type="string" calcext:value-type="string">
            <text:p>musical</text:p>
          </table:table-cell>
          <table:table-cell office:value-type="string" calcext:value-type="string">
            <text:p>nulo</text:p>
          </table:table-cell>
        </table:table-row>
        <table:table-row table:style-name="ro1">
          <table:table-cell office:value-type="string" calcext:value-type="string">
            <text:p>Joker</text:p>
          </table:table-cell>
          <table:table-cell office:value-type="date" office:date-value="2019-08-31" calcext:value-type="date">
            <text:p>31/08/19</text:p>
          </table:table-cell>
          <table:table-cell table:number-columns-repeated="3" office:value-type="string" calcext:value-type="string">
            <text:p>NULL</text:p>
          </table:table-cell>
          <table:table-cell office:value-type="string" calcext:value-type="string">
            <text:p>nulo</text:p>
          </table:table-cell>
          <table:table-cell office:value-type="date" office:date-value="2020-01-01" calcext:value-type="date">
            <text:p>01/01/20</text:p>
          </table:table-cell>
          <table:table-cell office:value-type="string" calcext:value-type="string">
            <text:p>Crimen</text:p>
          </table:table-cell>
          <table:table-cell office:value-type="string" calcext:value-type="string">
            <text:p>nulo</text:p>
          </table:table-cell>
        </table:table-row>
        <table:table-row table:style-name="ro1">
          <table:table-cell office:value-type="string" calcext:value-type="string">
            <text:p>Joker</text:p>
          </table:table-cell>
          <table:table-cell office:value-type="date" office:date-value="2019-08-31" calcext:value-type="date">
            <text:p>31/08/19</text:p>
          </table:table-cell>
          <table:table-cell table:number-columns-repeated="3" office:value-type="string" calcext:value-type="string">
            <text:p>NULL</text:p>
          </table:table-cell>
          <table:table-cell office:value-type="string" calcext:value-type="string">
            <text:p>nulo</text:p>
          </table:table-cell>
          <table:table-cell office:value-type="date" office:date-value="2020-01-01" calcext:value-type="date">
            <text:p>01/01/20</text:p>
          </table:table-cell>
          <table:table-cell office:value-type="string" calcext:value-type="string">
            <text:p>Drama</text:p>
          </table:table-cell>
          <table:table-cell office:value-type="string" calcext:value-type="string">
            <text:p>nulo</text:p>
          </table:table-cell>
        </table:table-row>
        <table:table-row table:style-name="ro1">
          <table:table-cell office:value-type="string" calcext:value-type="string">
            <text:p>Joker</text:p>
          </table:table-cell>
          <table:table-cell office:value-type="date" office:date-value="2019-08-31" calcext:value-type="date">
            <text:p>31/08/19</text:p>
          </table:table-cell>
          <table:table-cell table:number-columns-repeated="3" office:value-type="string" calcext:value-type="string">
            <text:p>NULL</text:p>
          </table:table-cell>
          <table:table-cell office:value-type="string" calcext:value-type="string">
            <text:p>nulo</text:p>
          </table:table-cell>
          <table:table-cell office:value-type="date" office:date-value="2020-01-01" calcext:value-type="date">
            <text:p>01/01/20</text:p>
          </table:table-cell>
          <table:table-cell office:value-type="string" calcext:value-type="string">
            <text:p>Suspenso</text:p>
          </table:table-cell>
          <table:table-cell office:value-type="string" calcext:value-type="string">
            <text:p>nulo</text:p>
          </table:table-cell>
        </table:table-row>
        <table:table-row table:style-name="ro1">
          <table:table-cell office:value-type="string" calcext:value-type="string">
            <text:p>Knives Out</text:p>
          </table:table-cell>
          <table:table-cell office:value-type="date" office:date-value="2019-11-27" calcext:value-type="date">
            <text:p>27/11/19</text:p>
          </table:table-cell>
          <table:table-cell table:number-columns-repeated="3" office:value-type="string" calcext:value-type="string">
            <text:p>NULL</text:p>
          </table:table-cell>
          <table:table-cell office:value-type="string" calcext:value-type="string">
            <text:p>nulo</text:p>
          </table:table-cell>
          <table:table-cell office:value-type="date" office:date-value="2020-01-01" calcext:value-type="date">
            <text:p>01/01/20</text:p>
          </table:table-cell>
          <table:table-cell office:value-type="string" calcext:value-type="string">
            <text:p>Comedia</text:p>
          </table:table-cell>
          <table:table-cell office:value-type="string" calcext:value-type="string">
            <text:p>nulo</text:p>
          </table:table-cell>
        </table:table-row>
        <table:table-row table:style-name="ro1">
          <table:table-cell office:value-type="string" calcext:value-type="string">
            <text:p>Knives Out</text:p>
          </table:table-cell>
          <table:table-cell office:value-type="date" office:date-value="2019-11-27" calcext:value-type="date">
            <text:p>27/11/19</text:p>
          </table:table-cell>
          <table:table-cell table:number-columns-repeated="3" office:value-type="string" calcext:value-type="string">
            <text:p>NULL</text:p>
          </table:table-cell>
          <table:table-cell office:value-type="string" calcext:value-type="string">
            <text:p>nulo</text:p>
          </table:table-cell>
          <table:table-cell office:value-type="date" office:date-value="2020-01-01" calcext:value-type="date">
            <text:p>01/01/20</text:p>
          </table:table-cell>
          <table:table-cell office:value-type="string" calcext:value-type="string">
            <text:p>Crimen</text:p>
          </table:table-cell>
          <table:table-cell office:value-type="string" calcext:value-type="string">
            <text:p>nulo</text:p>
          </table:table-cell>
        </table:table-row>
        <table:table-row table:style-name="ro1">
          <table:table-cell office:value-type="string" calcext:value-type="string">
            <text:p>Knives Out</text:p>
          </table:table-cell>
          <table:table-cell office:value-type="date" office:date-value="2019-11-27" calcext:value-type="date">
            <text:p>27/11/19</text:p>
          </table:table-cell>
          <table:table-cell table:number-columns-repeated="3" office:value-type="string" calcext:value-type="string">
            <text:p>NULL</text:p>
          </table:table-cell>
          <table:table-cell office:value-type="string" calcext:value-type="string">
            <text:p>nulo</text:p>
          </table:table-cell>
          <table:table-cell office:value-type="date" office:date-value="2020-01-01" calcext:value-type="date">
            <text:p>01/01/20</text:p>
          </table:table-cell>
          <table:table-cell office:value-type="string" calcext:value-type="string">
            <text:p>Drama</text:p>
          </table:table-cell>
          <table:table-cell office:value-type="string" calcext:value-type="string">
            <text:p>nulo</text:p>
          </table:table-cell>
        </table:table-row>
        <table:table-row table:style-name="ro1">
          <table:table-cell office:value-type="string" calcext:value-type="string">
            <text:p>Knives Out</text:p>
          </table:table-cell>
          <table:table-cell office:value-type="date" office:date-value="2019-11-27" calcext:value-type="date">
            <text:p>27/11/19</text:p>
          </table:table-cell>
          <table:table-cell table:number-columns-repeated="3" office:value-type="string" calcext:value-type="string">
            <text:p>NULL</text:p>
          </table:table-cell>
          <table:table-cell office:value-type="string" calcext:value-type="string">
            <text:p>nulo</text:p>
          </table:table-cell>
          <table:table-cell office:value-type="date" office:date-value="2020-01-01" calcext:value-type="date">
            <text:p>01/01/20</text:p>
          </table:table-cell>
          <table:table-cell office:value-type="string" calcext:value-type="string">
            <text:p>Misterio</text:p>
          </table:table-cell>
          <table:table-cell office:value-type="string" calcext:value-type="string">
            <text:p>nulo</text:p>
          </table:table-cell>
        </table:table-row>
        <table:table-row table:style-name="ro1">
          <table:table-cell office:value-type="string" calcext:value-type="string">
            <text:p>Knives Out</text:p>
          </table:table-cell>
          <table:table-cell office:value-type="date" office:date-value="2019-11-27" calcext:value-type="date">
            <text:p>27/11/19</text:p>
          </table:table-cell>
          <table:table-cell table:number-columns-repeated="3" office:value-type="string" calcext:value-type="string">
            <text:p>NULL</text:p>
          </table:table-cell>
          <table:table-cell office:value-type="string" calcext:value-type="string">
            <text:p>nulo</text:p>
          </table:table-cell>
          <table:table-cell office:value-type="date" office:date-value="2020-01-01" calcext:value-type="date">
            <text:p>01/01/20</text:p>
          </table:table-cell>
          <table:table-cell office:value-type="string" calcext:value-type="string">
            <text:p>Suspenso</text:p>
          </table:table-cell>
          <table:table-cell office:value-type="string" calcext:value-type="string">
            <text:p>nulo</text:p>
          </table:table-cell>
        </table:table-row>
        <table:table-row table:style-name="ro1">
          <table:table-cell office:value-type="string" calcext:value-type="string">
            <text:p>La familia Addams</text:p>
          </table:table-cell>
          <table:table-cell office:value-type="date" office:date-value="2019-08-11" calcext:value-type="date">
            <text:p>11/08/19</text:p>
          </table:table-cell>
          <table:table-cell table:number-columns-repeated="3" office:value-type="string" calcext:value-type="string">
            <text:p>NULL</text:p>
          </table:table-cell>
          <table:table-cell office:value-type="string" calcext:value-type="string">
            <text:p>nulo</text:p>
          </table:table-cell>
          <table:table-cell office:value-type="date" office:date-value="2020-01-01" calcext:value-type="date">
            <text:p>01/01/20</text:p>
          </table:table-cell>
          <table:table-cell office:value-type="string" calcext:value-type="string">
            <text:p>Comedia</text:p>
          </table:table-cell>
          <table:table-cell office:value-type="string" calcext:value-type="string">
            <text:p>nulo</text:p>
          </table:table-cell>
        </table:table-row>
        <table:table-row table:style-name="ro1">
          <table:table-cell office:value-type="string" calcext:value-type="string">
            <text:p>La familia Addams</text:p>
          </table:table-cell>
          <table:table-cell office:value-type="date" office:date-value="2019-08-11" calcext:value-type="date">
            <text:p>11/08/19</text:p>
          </table:table-cell>
          <table:table-cell table:number-columns-repeated="3" office:value-type="string" calcext:value-type="string">
            <text:p>NULL</text:p>
          </table:table-cell>
          <table:table-cell office:value-type="string" calcext:value-type="string">
            <text:p>nulo</text:p>
          </table:table-cell>
          <table:table-cell office:value-type="date" office:date-value="2020-01-01" calcext:value-type="date">
            <text:p>01/01/20</text:p>
          </table:table-cell>
          <table:table-cell office:value-type="string" calcext:value-type="string">
            <text:p>Familiar</text:p>
          </table:table-cell>
          <table:table-cell office:value-type="string" calcext:value-type="string">
            <text:p>nulo</text:p>
          </table:table-cell>
        </table:table-row>
        <table:table-row table:style-name="ro1">
          <table:table-cell office:value-type="string" calcext:value-type="string">
            <text:p>La familia Addams</text:p>
          </table:table-cell>
          <table:table-cell office:value-type="date" office:date-value="2019-08-11" calcext:value-type="date">
            <text:p>11/08/19</text:p>
          </table:table-cell>
          <table:table-cell table:number-columns-repeated="3" office:value-type="string" calcext:value-type="string">
            <text:p>NULL</text:p>
          </table:table-cell>
          <table:table-cell office:value-type="string" calcext:value-type="string">
            <text:p>nulo</text:p>
          </table:table-cell>
          <table:table-cell office:value-type="date" office:date-value="2020-01-01" calcext:value-type="date">
            <text:p>01/01/20</text:p>
          </table:table-cell>
          <table:table-cell office:value-type="string" calcext:value-type="string">
            <text:p>Terror</text:p>
          </table:table-cell>
          <table:table-cell office:value-type="string" calcext:value-type="string">
            <text:p>nulo</text:p>
          </table:table-cell>
        </table:table-row>
        <table:table-row table:style-name="ro1">
          <table:table-cell office:value-type="string" calcext:value-type="string">
            <text:p>Terminator: Dark Fate</text:p>
          </table:table-cell>
          <table:table-cell office:value-type="date" office:date-value="2019-08-31" calcext:value-type="date">
            <text:p>31/08/19</text:p>
          </table:table-cell>
          <table:table-cell table:number-columns-repeated="3" office:value-type="string" calcext:value-type="string">
            <text:p>NULL</text:p>
          </table:table-cell>
          <table:table-cell office:value-type="string" calcext:value-type="string">
            <text:p>nulo</text:p>
          </table:table-cell>
          <table:table-cell office:value-type="date" office:date-value="2020-01-01" calcext:value-type="date">
            <text:p>01/01/20</text:p>
          </table:table-cell>
          <table:table-cell office:value-type="string" calcext:value-type="string">
            <text:p>Acción</text:p>
          </table:table-cell>
          <table:table-cell office:value-type="string" calcext:value-type="string">
            <text:p>nulo</text:p>
          </table:table-cell>
        </table:table-row>
        <table:table-row table:style-name="ro1">
          <table:table-cell office:value-type="string" calcext:value-type="string">
            <text:p>Terminator: Dark Fate</text:p>
          </table:table-cell>
          <table:table-cell office:value-type="date" office:date-value="2019-08-31" calcext:value-type="date">
            <text:p>31/08/19</text:p>
          </table:table-cell>
          <table:table-cell table:number-columns-repeated="3" office:value-type="string" calcext:value-type="string">
            <text:p>NULL</text:p>
          </table:table-cell>
          <table:table-cell office:value-type="string" calcext:value-type="string">
            <text:p>nulo</text:p>
          </table:table-cell>
          <table:table-cell office:value-type="date" office:date-value="2020-01-01" calcext:value-type="date">
            <text:p>01/01/20</text:p>
          </table:table-cell>
          <table:table-cell office:value-type="string" calcext:value-type="string">
            <text:p>C. ficción</text:p>
          </table:table-cell>
          <table:table-cell office:value-type="string" calcext:value-type="string">
            <text:p>nulo</text:p>
          </table:table-cell>
        </table:table-row>
      </table:table>
      <table:table table:name="usuario" table:style-name="ta1">
        <table:table-column table:style-name="co1" table:number-columns-repeated="7" table:default-cell-style-name="Default"/>
        <table:table-row table:style-name="ro1">
          <table:table-cell office:value-type="string" calcext:value-type="string">
            <text:p>user</text:p>
          </table:table-cell>
          <table:table-cell office:value-type="string" calcext:value-type="string">
            <text:p>nombre</text:p>
          </table:table-cell>
          <table:table-cell office:value-type="string" calcext:value-type="string">
            <text:p>apellido</text:p>
          </table:table-cell>
          <table:table-cell office:value-type="string" calcext:value-type="string">
            <text:p>email</text:p>
          </table:table-cell>
          <table:table-cell office:value-type="string" calcext:value-type="string">
            <text:p>Fnac</text:p>
          </table:table-cell>
          <table:table-cell office:value-type="string" calcext:value-type="string">
            <text:p>admin</text:p>
          </table:table-cell>
          <table:table-cell office:value-type="string" calcext:value-type="string">
            <text:p>PASSWORD</text:p>
          </table:table-cell>
        </table:table-row>
        <table:table-row table:style-name="ro1">
          <table:table-cell office:value-type="string" calcext:value-type="string">
            <text:p>PMC</text:p>
          </table:table-cell>
          <table:table-cell office:value-type="string" calcext:value-type="string">
            <text:p>piero</text:p>
          </table:table-cell>
          <table:table-cell office:value-type="string" calcext:value-type="string">
            <text:p>MC</text:p>
          </table:table-cell>
          <table:table-cell office:value-type="string" calcext:value-type="string">
            <text:p>p@hotmail.com</text:p>
          </table:table-cell>
          <table:table-cell table:style-name="ce2" office:value-type="date" office:date-value="1998-07-02" calcext:value-type="date">
            <text:p>02/07/98</text:p>
          </table:table-cell>
          <table:table-cell office:value-type="float" office:value="1" calcext:value-type="float">
            <text:p>1</text:p>
          </table:table-cell>
          <table:table-cell office:value-type="string" calcext:value-type="string">
            <text:p>111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09.99mm" fo:page-height="296.99mm" style:num-format="1" style:print-orientation="portrait" fo:margin-top="25.4mm" fo:margin-bottom="25.4mm" fo:margin-left="31.75mm" fo:margin-right="31.75mm" style:writing-mode="lr-tb"/>
      <style:header-style/>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8">00/00/0000</text:date>, <text:time>00:00:00</text:time></text:p>
        </style:region-right>
      </style:header>
      <style:header-left style:display="false"/>
      <style:footer>
        <text:p>Página <text:page-number>1</text:page-number><text:s/>/ <text:page-count>99</text:page-count></text:p>
      </style:footer>
      <style:footer-left style:display="false"/>
    </style:master-page>
    <style:master-page style:name="Standard"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initial-creator>phpMyAdmin 4.9.1</meta:initial-creator>
    <meta:creation-date>2020-01-08T10:02:56</meta:creation-date>
    <dc:date>2020-01-08T10:08:56.715488168</dc:date>
    <meta:editing-duration>PT5M45S</meta:editing-duration>
    <meta:editing-cycles>1</meta:editing-cycles>
    <meta:document-statistic meta:table-count="5" meta:cell-count="340" meta:object-count="0"/>
  </office:meta>
</office:document-meta>
</file>